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865abd" officeooo:paragraph-rsid="00865abd" style:font-size-asian="40pt" style:font-weight-asian="bold" style:font-size-complex="40pt" style:font-weight-complex="bold"/>
    </style:style>
    <style:style style:name="P4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T1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2" style:family="text">
      <style:text-properties fo:language="en" fo:country="US" officeooo:rsid="0086c1c7" fo:background-color="transparent" loext:char-shading-value="0"/>
    </style:style>
    <style:style style:name="T3" style:family="text">
      <style:text-properties officeooo:rsid="000b27cb" fo:background-color="transparent" loext:char-shading-value="0"/>
    </style:style>
    <style:style style:name="T4" style:family="text">
      <style:text-properties officeooo:rsid="0086c1c7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ypeScript</text:p>
      <text:p text:style-name="P4"><text:span text:style-name="T1"/></text:p>
      <text:p text:style-name="P4"><text:span text:style-name="T1">---------------------------------------------------------------------------------------------------------------------------------------</text:span><text:span text:style-name="T3">#. </text:span><text:span text:style-name="T2">Decorators</text:span><text:span text:style-name="T4"> — экспериментальная фича</text:span>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<text:soft-page-break/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<text:soft-page-break/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6-06T19:46:19.183785239</dc:date>
    <meta:editing-duration>P3DT5H12M18S</meta:editing-duration>
    <meta:editing-cycles>87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115" meta:character-count="7770" meta:non-whitespace-character-count="7712"/>
  </office:meta>
</office:document-meta>
</file>